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6000000BCC89DB1B42C4C0116.png" manifest:media-type="image/png"/>
  <manifest:file-entry manifest:full-path="Pictures/1000000000000114000000BAC5A1E499928382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text-properties style:font-name="Latin Modern Mono" fo:font-size="16pt" style:font-size-asian="18pt" style:font-size-complex="18pt"/>
    </style:style>
    <style:style style:name="P3" style:family="paragraph">
      <loext:graphic-properties draw:fill="none" draw:fill-color="#ffffff"/>
      <style:text-properties style:font-name="Latin Modern Mono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2cm" svg:height="4.92cm" svg:x="2.3cm" svg:y="1.68cm">
          <draw:image xlink:href="Pictures/1000000000000114000000BAC5A1E499928382A7.png" xlink:type="simple" xlink:show="embed" xlink:actuate="onLoad">
            <text:p/>
          </draw:image>
        </draw:frame>
        <draw:frame draw:style-name="gr1" draw:text-style-name="P1" draw:layer="layout" svg:width="7.778cm" svg:height="4.973cm" svg:x="9.822cm" svg:y="1.8cm">
          <draw:image xlink:href="Pictures/1000000000000126000000BCC89DB1B42C4C0116.png" xlink:type="simple" xlink:show="embed" xlink:actuate="onLoad">
            <text:p/>
          </draw:image>
        </draw:frame>
        <draw:frame draw:style-name="gr2" draw:text-style-name="P3" draw:layer="layout" svg:width="2cm" svg:height="1.2cm" svg:x="0.937cm" svg:y="1.5cm">
          <draw:text-box>
            <text:p text:style-name="P2">loss</text:p>
          </draw:text-box>
        </draw:frame>
        <draw:frame draw:style-name="gr2" draw:text-style-name="P3" draw:layer="layout" svg:width="2cm" svg:height="1.2cm" svg:x="9.4cm" svg:y="1.4cm">
          <draw:text-box>
            <text:p text:style-name="P2">loss</text:p>
          </draw:text-box>
        </draw:frame>
        <draw:frame draw:style-name="gr2" draw:text-style-name="P3" draw:layer="layout" svg:width="2cm" svg:height="1.2cm" svg:x="2.3cm" svg:y="6.5cm">
          <draw:text-box>
            <text:p text:style-name="P2">epoch</text:p>
          </draw:text-box>
        </draw:frame>
        <draw:frame draw:style-name="gr2" draw:text-style-name="P3" draw:layer="layout" svg:width="2cm" svg:height="1.2cm" svg:x="0.937cm" svg:y="1.5cm">
          <draw:text-box>
            <text:p text:style-name="P2">loss</text:p>
          </draw:text-box>
        </draw:frame>
        <draw:frame draw:style-name="gr2" draw:text-style-name="P3" draw:layer="layout" svg:width="2cm" svg:height="1.2cm" svg:x="10cm" svg:y="6.5cm">
          <draw:text-box>
            <text:p text:style-name="P2">epo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39:45.188944083</meta:creation-date>
    <dc:date>2017-12-06T20:45:31.408821700</dc:date>
    <meta:editing-duration>PT5M46S</meta:editing-duration>
    <meta:editing-cycles>2</meta:editing-cycles>
    <meta:generator>LibreOffice/5.1.6.2$Linux_X86_64 LibreOffice_project/10m0$Build-2</meta:generator>
    <meta:document-statistic meta:object-count="7"/>
  </office:meta>
</office:document-meta>
</file>